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4BD9F7425E2EA899.jpg" manifest:media-type="image/jpeg"/>
  <manifest:file-entry manifest:full-path="Pictures/10000000000002D1000002D1FBEED35297D811B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Tableau1" style:family="table">
      <style:table-properties style:width="17.78cm" table:align="center"/>
    </style:style>
    <style:style style:name="Tableau1.A" style:family="table-column">
      <style:table-column-properties style:column-width="1cm"/>
    </style:style>
    <style:style style:name="Tableau1.B" style:family="table-column">
      <style:table-column-properties style:column-width="5.251cm"/>
    </style:style>
    <style:style style:name="Tableau1.C" style:family="table-column">
      <style:table-column-properties style:column-width="2.501cm"/>
    </style:style>
    <style:style style:name="Tableau1.D" style:family="table-column">
      <style:table-column-properties style:column-width="4.001cm"/>
    </style:style>
    <style:style style:name="Tableau1.E" style:family="table-column">
      <style:table-column-properties style:column-width="2.499cm"/>
    </style:style>
    <style:style style:name="Tableau1.F" style:family="table-column">
      <style:table-column-properties style:column-width="2.528cm"/>
    </style:style>
    <style:style style:name="Tableau1.A1" style:family="table-cell">
      <style:table-cell-properties fo:padding="0.097cm" fo:border="none"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01a859e"/>
    </style:style>
    <style:style style:name="P3" style:family="paragraph" style:parent-style-name="Text_20_body">
      <style:text-properties officeooo:paragraph-rsid="001dc6ef"/>
    </style:style>
    <style:style style:name="P4" style:family="paragraph" style:parent-style-name="Standard">
      <style:paragraph-properties fo:text-align="center" style:justify-single-word="false"/>
      <style:text-properties style:font-name="Times New Roman1" fo:font-size="11pt" officeooo:paragraph-rsid="002564b6" style:font-size-asian="11pt" style:font-name-complex="Times New Roman1" style:font-size-complex="11pt"/>
    </style:style>
    <style:style style:name="P5" style:family="paragraph" style:parent-style-name="Standard">
      <style:paragraph-properties fo:text-align="center" style:justify-single-word="false"/>
      <style:text-properties style:font-name="Times New Roman1" fo:font-size="11pt" officeooo:rsid="002564b6" officeooo:paragraph-rsid="002564b6" style:font-size-asian="11pt" style:font-name-complex="Times New Roman1" style:font-size-complex="11pt"/>
    </style:style>
    <style:style style:name="P6" style:family="paragraph" style:parent-style-name="Header">
      <style:paragraph-properties fo:text-align="end" style:justify-single-word="false"/>
      <style:text-properties style:font-name="Times New Roman1" fo:font-style="italic" fo:font-weight="bold" officeooo:paragraph-rsid="00266a1d" style:font-style-asian="italic" style:font-weight-asian="bold" style:font-style-complex="italic" style:font-weight-complex="bold"/>
    </style:style>
    <style:style style:name="P7" style:family="paragraph" style:parent-style-name="Heading_20_1">
      <style:text-properties officeooo:rsid="001dc6ef" officeooo:paragraph-rsid="001dc6ef"/>
    </style:style>
    <style:style style:name="P8" style:family="paragraph" style:parent-style-name="Heading_20_1">
      <style:text-properties officeooo:rsid="001dc6ef" officeooo:paragraph-rsid="002564b6"/>
    </style:style>
    <style:style style:name="P9" style:family="paragraph" style:parent-style-name="Heading_20_1" style:list-style-name="L3">
      <loext:graphic-properties draw:fill="none"/>
      <style:paragraph-properties fo:margin-left="0cm" fo:margin-right="0cm" fo:margin-top="0.423cm" fo:margin-bottom="0.212cm" style:contextual-spacing="false" fo:line-height="150%" fo:text-align="justify" style:justify-single-word="false" fo:text-indent="0cm" style:auto-text-indent="false" fo:break-before="page" fo:background-color="transparent"/>
      <style:text-properties officeooo:paragraph-rsid="002564b6"/>
    </style:style>
    <style:style style:name="P10" style:family="paragraph" style:parent-style-name="Text_20_body" style:list-style-name="L1">
      <style:text-properties fo:font-style="italic" style:text-underline-style="solid" style:text-underline-width="auto" style:text-underline-color="font-color" officeooo:rsid="001c7096" officeooo:paragraph-rsid="001c7096" style:font-style-asian="italic" style:font-style-complex="italic"/>
    </style:style>
    <style:style style:name="P11" style:family="paragraph" style:parent-style-name="Text_20_body" style:list-style-name="L1">
      <style:text-properties fo:font-style="normal" officeooo:rsid="001c7096" officeooo:paragraph-rsid="00222a08" style:font-style-asian="normal" style:font-style-complex="normal"/>
    </style:style>
    <style:style style:name="P12" style:family="paragraph" style:parent-style-name="Text_20_body" style:list-style-name="L1">
      <style:text-properties fo:font-weight="bold" officeooo:rsid="001c7096" officeooo:paragraph-rsid="0020a7e0" style:font-weight-asian="bold" style:font-weight-complex="bold"/>
    </style:style>
    <style:style style:name="P13" style:family="paragraph" style:parent-style-name="Text_20_body" style:list-style-name="L1">
      <style:text-properties fo:font-weight="normal" officeooo:paragraph-rsid="00222a08" style:font-weight-asian="normal" style:font-weight-complex="normal"/>
    </style:style>
    <style:style style:name="P14" style:family="paragraph" style:parent-style-name="Text_20_body" style:list-style-name="L1">
      <style:text-properties fo:font-weight="normal" officeooo:rsid="001c7096" officeooo:paragraph-rsid="00222a08" style:font-weight-asian="normal" style:font-weight-complex="normal"/>
    </style:style>
    <style:style style:name="P15" style:family="paragraph" style:parent-style-name="Text_20_body" style:list-style-name="L2">
      <style:text-properties officeooo:paragraph-rsid="001dc6ef"/>
    </style:style>
    <style:style style:name="P16" style:family="paragraph" style:parent-style-name="Text_20_body" style:list-style-name="L2">
      <style:text-properties officeooo:rsid="001dc6ef" officeooo:paragraph-rsid="001dc6ef"/>
    </style:style>
    <style:style style:name="T1" style:family="text">
      <style:text-properties officeooo:rsid="001a859e"/>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859e" style:text-blinking="false" fo:background-color="transparent" loext:char-shading-value="0"/>
    </style:style>
    <style:style style:name="T4" style:family="text">
      <style:text-properties fo:font-style="italic" style:font-style-asian="italic" style:font-style-complex="italic"/>
    </style:style>
    <style:style style:name="T5" style:family="text">
      <style:text-properties fo:font-style="italic" officeooo:rsid="001a859e"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1c7096" style:font-weight-asian="bold" style:font-weight-complex="bold"/>
    </style:style>
    <style:style style:name="T8" style:family="text">
      <style:text-properties fo:font-weight="bold" officeooo:rsid="00222a08" style:font-weight-asian="bold" style:font-weight-complex="bold"/>
    </style:style>
    <style:style style:name="T9" style:family="text">
      <style:text-properties officeooo:rsid="001df6bd"/>
    </style:style>
    <style:style style:name="T10" style:family="text">
      <style:text-properties officeooo:rsid="001c7096"/>
    </style:style>
    <style:style style:name="T11" style:family="text">
      <style:text-properties officeooo:rsid="00222a08"/>
    </style:style>
    <style:style style:name="T12" style:family="text">
      <style:text-properties officeooo:rsid="00241302"/>
    </style:style>
    <style:style style:name="T13" style:family="text">
      <style:text-properties officeooo:rsid="001dc6ef"/>
    </style:style>
    <style:style style:name="T14" style:family="text">
      <style:text-properties officeooo:rsid="004474b9"/>
    </style:style>
    <style:style style:name="T15" style:family="text">
      <style:text-properties officeooo:rsid="002564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e réunion</text:p>
      <text:p text:style-name="P2"><text:span text:style-name="T4">Équipe de projet L</text:span><text:span text:style-name="T5">3L</text:span><text:span text:style-name="T4">1 :</text:span> <text:span text:style-name="T1">Abdel Massih Youstina,</text:span> <text:bookmark text:name="docs-internal-guid-a0c3b9b8-7fff-b0cf-11f7-d7ae8910dc8c"/><text:span text:style-name="T2">Thierno Bah, </text:span><text:span text:style-name="T3">Mbaye Ndéye Pathé</text:span><text:bookmark text:name="docs-internal-guid-62c3ad31-7fff-fdcc-eb0c-08daed149de6"/><text:span text:style-name="T2">, </text:span>Hamiche Mehdi</text:p>
      <text:p text:style-name="P2"><text:span text:style-name="T4">Semaine n° :</text:span> <text:span text:style-name="T8">1</text:span></text:p>
      <text:p text:style-name="P2"><text:span text:style-name="T4">Date :</text:span> <text:span text:style-name="T11">27</text:span>/0<text:span text:style-name="T11">1</text:span>/202<text:span text:style-name="T1">2</text:span></text:p>
      <text:p text:style-name="P2"><text:span text:style-name="T4">Rédacteur de ce compte-rendu :</text:span> Abdel Massih Youstina</text:p>
      <text:p text:style-name="P2"><text:span text:style-name="T4">Enseignants encadrants :</text:span> <text:span text:style-name="T1">Flavie Tonon</text:span></text:p>
      <text:p text:style-name="P2"><text:span text:style-name="T4">Chef de projet :</text:span> <text:s/><text:span text:style-name="T1">Abdel Massih Youstina</text:span></text:p>
      <text:h text:style-name="Heading_20_1" text:outline-level="1" text:is-list-header="true">1) Principaux points abordés pendant la réunion</text:h>
      <text:list xml:id="list3026576058" text:style-name="L1">
        <text:list-item>
          <text:p text:style-name="P10">Explications générales sur l'UE :</text:p>
          <text:list>
            <text:list-item>
              <text:p text:style-name="P11">La forge</text:p>
            </text:list-item>
            <text:list-item>
              <text:p text:style-name="P11">SVN</text:p>
            </text:list-item>
            <text:list-item>
              <text:p text:style-name="P11">Notation des réunions</text:p>
            </text:list-item>
            <text:list-item>
              <text:p text:style-name="P11">Méthodes et consignes de travail</text:p>
            </text:list-item>
            <text:list-item>
              <text:p text:style-name="P11">Charge de travail</text:p>
            </text:list-item>
          </text:list>
        </text:list-item>
        <text:list-item>
          <text:p text:style-name="P12">Rappel des objectifs principaux du projet :</text:p>
          <text:list>
            <text:list-item>
              <text:p text:style-name="P13"><text:span text:style-name="T10">L'objectif est de créer une application permettant de connaître les détails d’un trajet dans n’importe quel véhicule à l’aide des capteurs d’un téléphone. Pour ce faire, l’application devra mettre en évidence un tracé sensible qui s’affichera en temps réel sur l’application. L’affichage de ce tracé devra être soumis à des </text:span><text:soft-page-break/><text:span text:style-name="T10">exigences (comme : affichage non aléatoire, retranscription du trajet au mieux). En effet, ce traçage devra mettre en évidence l’état de la route (les dos d’âne, les pentes, les accélérations, les décélérations, les freinages, les arrêts…)</text:span></text:p>
            </text:list-item>
            <text:list-item>
              <text:p text:style-name="P14">Il faudra aussi créer un site web qui permettra de rechercher un tracé. Ce site devra aussi permettre d’accéder à un tracé de deux manières : soit en une image finale, soit sous forme d’une image animé du tracé en temps réel avec les heur<text:span text:style-name="T12">e</text:span>s, minutes et secondes.</text:p>
            </text:list-item>
          </text:list>
        </text:list-item>
      </text:list>
      <text:h text:style-name="P7" text:outline-level="1" text:is-list-header="true">2) Points jugés importants par l’équipe</text:h>
      <text:list xml:id="list857772864" text:style-name="L2">
        <text:list-item>
          <text:p text:style-name="P15"><text:span text:style-name="T6">Lister</text:span> toutes les fonctionnalités et les <text:span text:style-name="T6">classifier</text:span> en fonction de leur<text:span text:style-name="T12">s</text:span> priorité<text:span text:style-name="T12">s</text:span> (chercher éventuellement d’autres fonctionnalités)</text:p>
        </text:list-item>
        <text:list-item>
          <text:p text:style-name="P15"><text:span text:style-name="T6">Lire</text:span> attentivement chaque référence bibliographique dans le site des projets</text:p>
        </text:list-item>
        <text:list-item>
          <text:p text:style-name="P16"><text:span text:style-name="T6">Initialiser</text:span> et <text:span text:style-name="T6">permettre</text:span> l’accès au SVN</text:p>
        </text:list-item>
        <text:list-item>
          <text:p text:style-name="P16"><text:span text:style-name="T6">Préparer</text:span> des questions</text:p>
        </text:list-item>
        <text:list-item>
          <text:p text:style-name="P16"><text:span text:style-name="T6">Commencer</text:span> éventuellement à effectuer des recherches sur les logiciels qui devront être utilisés</text:p>
        </text:list-item>
      </text:list>
      <text:list xml:id="list1395865377" text:style-name="L3">
        <text:list-header>
          <text:h text:style-name="P9" text:outline-level="1"><text:span text:style-name="T15">3</text:span><text:span text:style-name="T13">) </text:span><text:span text:style-name="T14">État de l’avancement du projet</text:span></text:h>
        </text:list-header>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2195069357168">
          <table:table-cell table:style-name="Tableau1.A1" office:value-type="string">
            <text:p text:style-name="P4">n°</text:p>
          </table:table-cell>
          <table:table-cell table:style-name="Tableau1.A1" office:value-type="string">
            <text:p text:style-name="P4">Description</text:p>
          </table:table-cell>
          <table:table-cell table:style-name="Tableau1.A1" office:value-type="string">
            <text:p text:style-name="P4">Avancement</text:p>
          </table:table-cell>
          <table:table-cell table:style-name="Tableau1.A1" office:value-type="string">
            <text:p text:style-name="P4">Responsable(s)</text:p>
          </table:table-cell>
          <table:table-cell table:style-name="Tableau1.A1" office:value-type="string">
            <text:p text:style-name="P4">Débutée le</text:p>
          </table:table-cell>
          <table:table-cell table:style-name="Tableau1.A1" office:value-type="string">
            <text:p text:style-name="P4">Finie le</text:p>
          </table:table-cell>
        </table:table-row>
        <table:table-row table:style-name="TableLine2195069358896">
          <table:table-cell table:style-name="Tableau1.A1" office:value-type="string">
            <text:p text:style-name="P4">0</text:p>
          </table:table-cell>
          <table:table-cell table:style-name="Tableau1.A1" office:value-type="string">
            <text:p text:style-name="P4">Choix et classification des fonctionnalités</text:p>
          </table:table-cell>
          <table:table-cell table:style-name="Tableau1.A1" office:value-type="string">
            <text:p text:style-name="P5">En cours</text:p>
          </table:table-cell>
          <table:table-cell table:style-name="Tableau1.A1" office:value-type="string">
            <text:p text:style-name="P4">Mehdi, Pathé, Youstina, Thierno</text:p>
          </table:table-cell>
          <table:table-cell table:style-name="Tableau1.A1" office:value-type="string">
            <text:p text:style-name="P4">29/01/2022</text:p>
          </table:table-cell>
          <table:table-cell table:style-name="Tableau1.A1" office:value-type="string">
            <text:p text:style-name="P4">XX/XX/XXX</text:p>
          </table:table-cell>
        </table:table-row>
      </table:table>
      <text:h text:style-name="P8" text:outline-level="1" text:is-list-header="true"><text:span text:style-name="T15">4</text:span>) Conclusion</text:h>
      <text:p text:style-name="P3"><text:span text:style-name="T7">Finalement,</text:span><text:span text:style-name="T10"> on a pu parler du projet dans sa globalité. Cette </text:span><text:span text:style-name="T11">première</text:span><text:span text:style-name="T10"> </text:span><text:span text:style-name="T9">réunion</text:span><text:span text:style-name="T10"> nous a servi à </text:span><text:span text:style-name="T11">introduire</text:span><text:span text:style-name="T10"> ce que nous allons faire pendant notre projet </text:span><text:span text:style-name="T9">mais aussi </text:span><text:span text:style-name="T11">essayer de d</text:span>éfinir des créneaux de travail avec tous les membres du group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draw:fill-image draw:name="Sand_20_light" draw:display-name="Sand light" xlink:href="Pictures/100000000000005E0000005E4BD9F7425E2EA89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ize="13pt" style:font-size-asian="11.3500003814697pt" style:font-size-complex="13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line-height="150%" fo:text-align="center" style:justify-single-word="false"/>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officeooo:rsid="001a859e" style:font-size-asian="30pt" style:font-style-asian="italic" style:font-weight-asian="bold" style:font-size-complex="30pt" style:font-style-complex="italic" style:font-weight-complex="bold" loext:border-line-width="0.018cm 0.004cm 0.018cm" loext:padding="0.6cm" loext:border="1.11pt double-thin #2a6099"/>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fo:text-align="justify" style:justify-single-word="false"/>
      <style:text-properties fo:color="#ff0000" loext:opacity="100%" style:font-name="Times New Roman1" fo:font-family="'Times New Roman'" style:font-family-generic="roman" style:font-pitch="variable" fo:font-size="22pt" fo:font-weight="bold" style:font-size-asian="22pt" style:font-weight-asian="bold" style:font-size-complex="22pt" style:font-weight-complex="bold" loext:padding="0.049cm" loext:border-left="none" loext:border-right="none" loext:border-top="none" loext:border-bottom="0.74pt solid #ff00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1" fo:font-style="italic" fo:font-weight="bold" officeooo:paragraph-rsid="00266a1d" style:font-style-asian="italic" style:font-weight-asian="bold" style:font-style-complex="italic"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Sand_20_light" draw:fill-image-width="0cm" draw:fill-image-height="0cm" style:repeat="repeat" draw:fill-image-ref-point-x="0%" draw:fill-image-ref-point-y="0%" draw:fill-image-ref-point="center" draw:tile-repeat-offset="0% vertical" style:footnote-max-height="0cm" loext:margin-gutter="0cm">
        <style:background-image xlink:href="Pictures/100000000000005E0000005E4BD9F7425E2EA899.jpg" xlink:type="simple" xlink:actuate="onLoad"/>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and_20_light"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Image2" text:anchor-type="char" svg:x="-1.958cm" svg:y="-2cm" svg:width="2.417cm" svg:height="2.434cm" draw:z-index="2"><draw:image xlink:href="Pictures/10000000000002D1000002D1FBEED35297D811B0.jpg" xlink:type="simple" xlink:show="embed" xlink:actuate="onLoad" draw:mime-type="image/jpeg"/></draw:frame><draw:frame draw:style-name="Mfr1" draw:name="Image1" text:anchor-type="char" svg:x="-1.958cm" svg:y="-2cm" svg:width="2.417cm" svg:height="2.434cm" draw:z-index="5"><draw:image xlink:href="Pictures/10000000000002D1000002D1FBEED35297D811B0.jpg" xlink:type="simple" xlink:show="embed" xlink:actuate="onLoad" draw:mime-type="image/jpeg"/></draw:frame>Projet L3L – Kourte : une écriture des forces physiques, le temps d’un trajet</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3T11:56:38.476000000</meta:creation-date>
    <dc:date>2022-04-22T19:35:55.166000000</dc:date>
    <meta:editing-duration>PT36M19S</meta:editing-duration>
    <meta:editing-cycles>10</meta:editing-cycles>
    <meta:generator>LibreOffice/7.3.0.3$Windows_X86_64 LibreOffice_project/0f246aa12d0eee4a0f7adcefbf7c878fc2238db3</meta:generator>
    <meta:document-statistic meta:table-count="1" meta:image-count="2" meta:object-count="0" meta:page-count="3" meta:paragraph-count="40" meta:word-count="367" meta:character-count="2240" meta:non-whitespace-character-count="1926"/>
  </office:meta>
</office:document-meta>
</file>